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9.3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6.07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ng_ri1_BL1_2407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Bk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Azimuth(deg)</text:p>
          </table:table-cell>
          <table:table-cell office:value-type="string" calcext:value-type="string">
            <text:p>Elevation(deg)Tv</text:p>
          </table:table-cell>
          <table:table-cell office:value-type="string" calcext:value-type="string">
            <text:p>DvTSnRSnDTpSTpSId</text:p>
          </table:table-cell>
          <table:table-cell office:value-type="string" calcext:value-type="string">
            <text:p>BkCtSRtInTim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9" calcext:value-type="float">
            <text:p>120.89</text:p>
          </table:table-cell>
          <table:table-cell office:value-type="float" office:value="79.01" calcext:value-type="float">
            <text:p>79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9" calcext:value-type="float">
            <text:p>120.89</text:p>
          </table:table-cell>
          <table:table-cell office:value-type="float" office:value="79.01" calcext:value-type="float">
            <text:p>79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9" calcext:value-type="float">
            <text:p>120.89</text:p>
          </table:table-cell>
          <table:table-cell office:value-type="float" office:value="79.01" calcext:value-type="float">
            <text:p>79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69" calcext:value-type="float">
            <text:p>158.69</text:p>
          </table:table-cell>
          <table:table-cell office:value-type="float" office:value="19.49" calcext:value-type="float">
            <text:p>19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" calcext:value-type="float">
            <text:p>158.7</text:p>
          </table:table-cell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5" calcext:value-type="float">
            <text:p>158.75</text:p>
          </table:table-cell>
          <table:table-cell office:value-type="float" office:value="17.49" calcext:value-type="float">
            <text:p>17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5" calcext:value-type="float">
            <text:p>158.75</text:p>
          </table:table-cell>
          <table:table-cell office:value-type="float" office:value="16.49" calcext:value-type="float">
            <text:p>16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5" calcext:value-type="float">
            <text:p>158.75</text:p>
          </table:table-cell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8" calcext:value-type="float">
            <text:p>158.78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2" calcext:value-type="float">
            <text:p>158.82</text:p>
          </table:table-cell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6" calcext:value-type="float">
            <text:p>158.86</text:p>
          </table:table-cell>
          <table:table-cell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3" calcext:value-type="float">
            <text:p>158.73</text:p>
          </table:table-cell>
          <table:table-cell office:value-type="float" office:value="8.49" calcext:value-type="float">
            <text:p>8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2" calcext:value-type="float">
            <text:p>158.72</text:p>
          </table:table-cell>
          <table:table-cell office:value-type="float" office:value="7.49" calcext:value-type="float">
            <text:p>7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5" calcext:value-type="float">
            <text:p>158.85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3" calcext:value-type="float">
            <text:p>158.83</text:p>
          </table:table-cell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3" calcext:value-type="float">
            <text:p>158.73</text:p>
          </table:table-cell>
          <table:table-cell office:value-type="float" office:value="4.47" calcext:value-type="float">
            <text:p>4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8" calcext:value-type="float">
            <text:p>158.78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85" calcext:value-type="float">
            <text:p>158.8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8" calcext:value-type="float">
            <text:p>158.7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" calcext:value-type="float">
            <text:p>158.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9" calcext:value-type="float">
            <text:p>158.79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2" calcext:value-type="float">
            <text:p>158.82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2" calcext:value-type="float">
            <text:p>158.82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8" calcext:value-type="float">
            <text:p>158.78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" calcext:value-type="float">
            <text:p>158.8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1" calcext:value-type="float">
            <text:p>158.81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5" calcext:value-type="float">
            <text:p>158.75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67" calcext:value-type="float">
            <text:p>158.6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65" calcext:value-type="float">
            <text:p>158.65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63" calcext:value-type="float">
            <text:p>158.63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59" calcext:value-type="float">
            <text:p>158.59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57" calcext:value-type="float">
            <text:p>158.5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53" calcext:value-type="float">
            <text:p>158.53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51" calcext:value-type="float">
            <text:p>158.51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47" calcext:value-type="float">
            <text:p>158.4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46" calcext:value-type="float">
            <text:p>158.4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42" calcext:value-type="float">
            <text:p>158.4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39" calcext:value-type="float">
            <text:p>158.39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36" calcext:value-type="float">
            <text:p>158.3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33" calcext:value-type="float">
            <text:p>158.3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31" calcext:value-type="float">
            <text:p>158.3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27" calcext:value-type="float">
            <text:p>158.2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26" calcext:value-type="float">
            <text:p>158.2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21" calcext:value-type="float">
            <text:p>158.2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19" calcext:value-type="float">
            <text:p>158.19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15" calcext:value-type="float">
            <text:p>158.15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13" calcext:value-type="float">
            <text:p>158.1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09" calcext:value-type="float">
            <text:p>158.09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06" calcext:value-type="float">
            <text:p>158.06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03" calcext:value-type="float">
            <text:p>158.03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99" calcext:value-type="float">
            <text:p>157.99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96" calcext:value-type="float">
            <text:p>157.96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93" calcext:value-type="float">
            <text:p>157.93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9" calcext:value-type="float">
            <text:p>157.9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86" calcext:value-type="float">
            <text:p>157.86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84" calcext:value-type="float">
            <text:p>157.84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8" calcext:value-type="float">
            <text:p>157.8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77" calcext:value-type="float">
            <text:p>157.77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73" calcext:value-type="float">
            <text:p>157.73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71" calcext:value-type="float">
            <text:p>157.7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66" calcext:value-type="float">
            <text:p>157.66</text:p>
          </table:table-cell>
          <table:table-cell office:value-type="float" office:value="2.57" calcext:value-type="float">
            <text:p>2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64" calcext:value-type="float">
            <text:p>157.64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6" calcext:value-type="float">
            <text:p>157.6</text:p>
          </table:table-cell>
          <table:table-cell office:value-type="float" office:value="2.71" calcext:value-type="float">
            <text:p>2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7" calcext:value-type="float">
            <text:p>157.57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3" calcext:value-type="float">
            <text:p>157.53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" calcext:value-type="float">
            <text:p>157.5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47" calcext:value-type="float">
            <text:p>157.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43" calcext:value-type="float">
            <text:p>157.43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39" calcext:value-type="float">
            <text:p>157.39</text:p>
          </table:table-cell>
          <table:table-cell office:value-type="float" office:value="3.14" calcext:value-type="float">
            <text:p>3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36" calcext:value-type="float">
            <text:p>157.36</text:p>
          </table:table-cell>
          <table:table-cell office:value-type="float" office:value="3.21" calcext:value-type="float">
            <text:p>3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32" calcext:value-type="float">
            <text:p>157.32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29" calcext:value-type="float">
            <text:p>157.29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25" calcext:value-type="float">
            <text:p>157.25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22" calcext:value-type="float">
            <text:p>157.2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18" calcext:value-type="float">
            <text:p>157.18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15" calcext:value-type="float">
            <text:p>157.15</text:p>
          </table:table-cell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11" calcext:value-type="float">
            <text:p>157.11</text:p>
          </table:table-cell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07" calcext:value-type="float">
            <text:p>157.07</text:p>
          </table:table-cell>
          <table:table-cell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03" calcext:value-type="float">
            <text:p>157.03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96" calcext:value-type="float">
            <text:p>156.96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93" calcext:value-type="float">
            <text:p>156.93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89" calcext:value-type="float">
            <text:p>156.89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85" calcext:value-type="float">
            <text:p>156.85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81" calcext:value-type="float">
            <text:p>156.81</text:p>
          </table:table-cell>
          <table:table-cell office:value-type="float" office:value="4.31" calcext:value-type="float">
            <text:p>4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77" calcext:value-type="float">
            <text:p>156.77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73" calcext:value-type="float">
            <text:p>156.73</text:p>
          </table:table-cell>
          <table:table-cell office:value-type="float" office:value="4.47" calcext:value-type="float">
            <text:p>4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69" calcext:value-type="float">
            <text:p>156.69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66" calcext:value-type="float">
            <text:p>156.66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62" calcext:value-type="float">
            <text:p>156.62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58" calcext:value-type="float">
            <text:p>156.58</text:p>
          </table:table-cell>
          <table:table-cell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54" calcext:value-type="float">
            <text:p>156.54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5" calcext:value-type="float">
            <text:p>156.5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46" calcext:value-type="float">
            <text:p>156.46</text:p>
          </table:table-cell>
          <table:table-cell office:value-type="float" office:value="5.01" calcext:value-type="float">
            <text:p>5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42" calcext:value-type="float">
            <text:p>156.42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37" calcext:value-type="float">
            <text:p>156.37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33" calcext:value-type="float">
            <text:p>156.33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29" calcext:value-type="float">
            <text:p>156.29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25" calcext:value-type="float">
            <text:p>156.25</text:p>
          </table:table-cell>
          <table:table-cell office:value-type="float" office:value="5.41" calcext:value-type="float">
            <text:p>5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2" calcext:value-type="float">
            <text:p>156.2</text:p>
          </table:table-cell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16" calcext:value-type="float">
            <text:p>156.16</text:p>
          </table:table-cell>
          <table:table-cell office:value-type="float" office:value="5.57" calcext:value-type="float">
            <text:p>5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12" calcext:value-type="float">
            <text:p>156.12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07" calcext:value-type="float">
            <text:p>156.07</text:p>
          </table:table-cell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03" calcext:value-type="float">
            <text:p>156.03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98" calcext:value-type="float">
            <text:p>155.98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94" calcext:value-type="float">
            <text:p>155.94</text:p>
          </table:table-cell>
          <table:table-cell office:value-type="float" office:value="5.98" calcext:value-type="float">
            <text:p>5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9" calcext:value-type="float">
            <text:p>155.9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85" calcext:value-type="float">
            <text:p>155.85</text:p>
          </table:table-cell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8" calcext:value-type="float">
            <text:p>155.8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76" calcext:value-type="float">
            <text:p>155.76</text:p>
          </table:table-cell>
          <table:table-cell office:value-type="float" office:value="6.31" calcext:value-type="float">
            <text:p>6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72" calcext:value-type="float">
            <text:p>155.72</text:p>
          </table:table-cell>
          <table:table-cell office:value-type="float" office:value="6.39" calcext:value-type="float">
            <text:p>6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66" calcext:value-type="float">
            <text:p>155.66</text:p>
          </table:table-cell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63" calcext:value-type="float">
            <text:p>155.63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58" calcext:value-type="float">
            <text:p>155.58</text:p>
          </table:table-cell>
          <table:table-cell office:value-type="float" office:value="6.65" calcext:value-type="float">
            <text:p>6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53" calcext:value-type="float">
            <text:p>155.53</text:p>
          </table:table-cell>
          <table:table-cell office:value-type="float" office:value="6.73" calcext:value-type="float">
            <text:p>6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48" calcext:value-type="float">
            <text:p>155.48</text:p>
          </table:table-cell>
          <table:table-cell office:value-type="float" office:value="6.81" calcext:value-type="float">
            <text:p>6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43" calcext:value-type="float">
            <text:p>155.4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38" calcext:value-type="float">
            <text:p>155.38</text:p>
          </table:table-cell>
          <table:table-cell office:value-type="float" office:value="6.99" calcext:value-type="float">
            <text:p>6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33" calcext:value-type="float">
            <text:p>155.33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29" calcext:value-type="float">
            <text:p>155.29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24" calcext:value-type="float">
            <text:p>155.24</text:p>
          </table:table-cell>
          <table:table-cell office:value-type="float" office:value="7.24" calcext:value-type="float">
            <text:p>7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19" calcext:value-type="float">
            <text:p>155.19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13" calcext:value-type="float">
            <text:p>155.13</text:p>
          </table:table-cell>
          <table:table-cell office:value-type="float" office:value="7.41" calcext:value-type="float">
            <text:p>7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09" calcext:value-type="float">
            <text:p>155.09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04" calcext:value-type="float">
            <text:p>155.04</text:p>
          </table:table-cell>
          <table:table-cell office:value-type="float" office:value="7.59" calcext:value-type="float">
            <text:p>7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99" calcext:value-type="float">
            <text:p>154.99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93" calcext:value-type="float">
            <text:p>154.93</text:p>
          </table:table-cell>
          <table:table-cell office:value-type="float" office:value="7.77" calcext:value-type="float">
            <text:p>7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89" calcext:value-type="float">
            <text:p>154.89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83" calcext:value-type="float">
            <text:p>154.83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77" calcext:value-type="float">
            <text:p>154.77</text:p>
          </table:table-cell>
          <table:table-cell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73" calcext:value-type="float">
            <text:p>154.73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68" calcext:value-type="float">
            <text:p>154.68</text:p>
          </table:table-cell>
          <table:table-cell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62" calcext:value-type="float">
            <text:p>154.62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57" calcext:value-type="float">
            <text:p>154.57</text:p>
          </table:table-cell>
          <table:table-cell office:value-type="float" office:value="8.41" calcext:value-type="float">
            <text:p>8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52" calcext:value-type="float">
            <text:p>154.52</text:p>
          </table:table-cell>
          <table:table-cell office:value-type="float" office:value="8.51" calcext:value-type="float">
            <text:p>8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46" calcext:value-type="float">
            <text:p>154.46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4" calcext:value-type="float">
            <text:p>154.4</text:p>
          </table:table-cell>
          <table:table-cell office:value-type="float" office:value="8.69" calcext:value-type="float">
            <text:p>8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35" calcext:value-type="float">
            <text:p>154.35</text:p>
          </table:table-cell>
          <table:table-cell office:value-type="float" office:value="8.79" calcext:value-type="float">
            <text:p>8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29" calcext:value-type="float">
            <text:p>154.29</text:p>
          </table:table-cell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23" calcext:value-type="float">
            <text:p>154.23</text:p>
          </table:table-cell>
          <table:table-cell office:value-type="float" office:value="8.97" calcext:value-type="float">
            <text:p>8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18" calcext:value-type="float">
            <text:p>154.18</text:p>
          </table:table-cell>
          <table:table-cell office:value-type="float" office:value="9.07" calcext:value-type="float">
            <text:p>9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12" calcext:value-type="float">
            <text:p>154.12</text:p>
          </table:table-cell>
          <table:table-cell office:value-type="float" office:value="9.16" calcext:value-type="float">
            <text:p>9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06" calcext:value-type="float">
            <text:p>154.06</text:p>
          </table:table-cell>
          <table:table-cell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01" calcext:value-type="float">
            <text:p>154.01</text:p>
          </table:table-cell>
          <table:table-cell office:value-type="float" office:value="9.35" calcext:value-type="float">
            <text:p>9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95" calcext:value-type="float">
            <text:p>153.95</text:p>
          </table:table-cell>
          <table:table-cell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88" calcext:value-type="float">
            <text:p>153.88</text:p>
          </table:table-cell>
          <table:table-cell office:value-type="float" office:value="9.55" calcext:value-type="float">
            <text:p>9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83" calcext:value-type="float">
            <text:p>153.83</text:p>
          </table:table-cell>
          <table:table-cell office:value-type="float" office:value="9.65" calcext:value-type="float">
            <text:p>9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77" calcext:value-type="float">
            <text:p>153.77</text:p>
          </table:table-cell>
          <table:table-cell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7" calcext:value-type="float">
            <text:p>153.7</text:p>
          </table:table-cell>
          <table:table-cell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65" calcext:value-type="float">
            <text:p>153.65</text:p>
          </table:table-cell>
          <table:table-cell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59" calcext:value-type="float">
            <text:p>153.59</text:p>
          </table:table-cell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52" calcext:value-type="float">
            <text:p>153.52</text:p>
          </table:table-cell>
          <table:table-cell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46" calcext:value-type="float">
            <text:p>153.46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4" calcext:value-type="float">
            <text:p>153.4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33" calcext:value-type="float">
            <text:p>153.33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27" calcext:value-type="float">
            <text:p>153.27</text:p>
          </table:table-cell>
          <table:table-cell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2" calcext:value-type="float">
            <text:p>153.2</text:p>
          </table:table-cell>
          <table:table-cell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13" calcext:value-type="float">
            <text:p>153.13</text:p>
          </table:table-cell>
          <table:table-cell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07" calcext:value-type="float">
            <text:p>153.07</text:p>
          </table:table-cell>
          <table:table-cell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93" calcext:value-type="float">
            <text:p>152.93</text:p>
          </table:table-cell>
          <table:table-cell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86" calcext:value-type="float">
            <text:p>152.86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79" calcext:value-type="float">
            <text:p>152.79</text:p>
          </table:table-cell>
          <table:table-cell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73" calcext:value-type="float">
            <text:p>152.73</text:p>
          </table:table-cell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65" calcext:value-type="float">
            <text:p>152.65</text:p>
          </table:table-cell>
          <table:table-cell office:value-type="float" office:value="11.49" calcext:value-type="float">
            <text:p>11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59" calcext:value-type="float">
            <text:p>152.59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51" calcext:value-type="float">
            <text:p>152.51</text:p>
          </table:table-cell>
          <table:table-cell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44" calcext:value-type="float">
            <text:p>152.44</text:p>
          </table:table-cell>
          <table:table-cell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37" calcext:value-type="float">
            <text:p>152.37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29" calcext:value-type="float">
            <text:p>152.29</text:p>
          </table:table-cell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23" calcext:value-type="float">
            <text:p>152.23</text:p>
          </table:table-cell>
          <table:table-cell office:value-type="float" office:value="12.15" calcext:value-type="float">
            <text:p>12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15" calcext:value-type="float">
            <text:p>152.15</text:p>
          </table:table-cell>
          <table:table-cell office:value-type="float" office:value="12.26" calcext:value-type="float">
            <text:p>12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08" calcext:value-type="float">
            <text:p>152.08</text:p>
          </table:table-cell>
          <table:table-cell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01" calcext:value-type="float">
            <text:p>152.01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93" calcext:value-type="float">
            <text:p>151.93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86" calcext:value-type="float">
            <text:p>151.86</text:p>
          </table:table-cell>
          <table:table-cell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77" calcext:value-type="float">
            <text:p>151.77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7" calcext:value-type="float">
            <text:p>151.7</text:p>
          </table:table-cell>
          <table:table-cell office:value-type="float" office:value="12.95" calcext:value-type="float">
            <text:p>12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61" calcext:value-type="float">
            <text:p>151.61</text:p>
          </table:table-cell>
          <table:table-cell office:value-type="float" office:value="13.06" calcext:value-type="float">
            <text:p>13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54" calcext:value-type="float">
            <text:p>151.54</text:p>
          </table:table-cell>
          <table:table-cell office:value-type="float" office:value="13.18" calcext:value-type="float">
            <text:p>13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46" calcext:value-type="float">
            <text:p>151.46</text:p>
          </table:table-cell>
          <table:table-cell office:value-type="float" office:value="13.29" calcext:value-type="float">
            <text:p>13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37" calcext:value-type="float">
            <text:p>151.37</text:p>
          </table:table-cell>
          <table:table-cell office:value-type="float" office:value="13.41" calcext:value-type="float">
            <text:p>13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3" calcext:value-type="float">
            <text:p>151.3</text:p>
          </table:table-cell>
          <table:table-cell office:value-type="float" office:value="13.53" calcext:value-type="float">
            <text:p>13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21" calcext:value-type="float">
            <text:p>151.21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14" calcext:value-type="float">
            <text:p>151.14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04" calcext:value-type="float">
            <text:p>151.04</text:p>
          </table:table-cell>
          <table:table-cell office:value-type="float" office:value="13.89" calcext:value-type="float">
            <text:p>13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96" calcext:value-type="float">
            <text:p>150.96</text:p>
          </table:table-cell>
          <table:table-cell office:value-type="float" office:value="14.01" calcext:value-type="float">
            <text:p>14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87" calcext:value-type="float">
            <text:p>150.87</text:p>
          </table:table-cell>
          <table:table-cell office:value-type="float" office:value="14.13" calcext:value-type="float">
            <text:p>14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79" calcext:value-type="float">
            <text:p>150.79</text:p>
          </table:table-cell>
          <table:table-cell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69" calcext:value-type="float">
            <text:p>150.69</text:p>
          </table:table-cell>
          <table:table-cell office:value-type="float" office:value="14.38" calcext:value-type="float">
            <text:p>14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62" calcext:value-type="float">
            <text:p>150.62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52" calcext:value-type="float">
            <text:p>150.52</text:p>
          </table:table-cell>
          <table:table-cell office:value-type="float" office:value="14.62" calcext:value-type="float">
            <text:p>14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44" calcext:value-type="float">
            <text:p>150.44</text:p>
          </table:table-cell>
          <table:table-cell office:value-type="float" office:value="14.75" calcext:value-type="float">
            <text:p>14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34" calcext:value-type="float">
            <text:p>150.34</text:p>
          </table:table-cell>
          <table:table-cell office:value-type="float" office:value="14.87" calcext:value-type="float">
            <text:p>14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26" calcext:value-type="float">
            <text:p>150.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15" calcext:value-type="float">
            <text:p>150.15</text:p>
          </table:table-cell>
          <table:table-cell office:value-type="float" office:value="15.13" calcext:value-type="float">
            <text:p>15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.26" calcext:value-type="float">
            <text:p>15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97" calcext:value-type="float">
            <text:p>149.97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87" calcext:value-type="float">
            <text:p>149.87</text:p>
          </table:table-cell>
          <table:table-cell office:value-type="float" office:value="15.53" calcext:value-type="float">
            <text:p>15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77" calcext:value-type="float">
            <text:p>149.77</text:p>
          </table:table-cell>
          <table:table-cell office:value-type="float" office:value="15.65" calcext:value-type="float">
            <text:p>15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.79" calcext:value-type="float">
            <text:p>15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58" calcext:value-type="float">
            <text:p>149.58</text:p>
          </table:table-cell>
          <table:table-cell office:value-type="float" office:value="15.92" calcext:value-type="float">
            <text:p>15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48" calcext:value-type="float">
            <text:p>149.48</text:p>
          </table:table-cell>
          <table:table-cell office:value-type="float" office:value="16.05" calcext:value-type="float">
            <text:p>16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39" calcext:value-type="float">
            <text:p>149.39</text:p>
          </table:table-cell>
          <table:table-cell office:value-type="float" office:value="16.18" calcext:value-type="float">
            <text:p>16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28" calcext:value-type="float">
            <text:p>149.28</text:p>
          </table:table-cell>
          <table:table-cell office:value-type="float" office:value="16.32" calcext:value-type="float">
            <text:p>16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18" calcext:value-type="float">
            <text:p>149.18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7" calcext:value-type="float">
            <text:p>149.07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96" calcext:value-type="float">
            <text:p>148.96</text:p>
          </table:table-cell>
          <table:table-cell office:value-type="float" office:value="16.73" calcext:value-type="float">
            <text:p>16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86" calcext:value-type="float">
            <text:p>148.86</text:p>
          </table:table-cell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4" calcext:value-type="float">
            <text:p>148.74</text:p>
          </table:table-cell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64" calcext:value-type="float">
            <text:p>148.64</text:p>
          </table:table-cell>
          <table:table-cell office:value-type="float" office:value="17.16" calcext:value-type="float">
            <text:p>17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53" calcext:value-type="float">
            <text:p>148.53</text:p>
          </table:table-cell>
          <table:table-cell office:value-type="float" office:value="17.29" calcext:value-type="float">
            <text:p>17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42" calcext:value-type="float">
            <text:p>148.42</text:p>
          </table:table-cell>
          <table:table-cell office:value-type="float" office:value="17.43" calcext:value-type="float">
            <text:p>17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33" calcext:value-type="float">
            <text:p>148.33</text:p>
          </table:table-cell>
          <table:table-cell office:value-type="float" office:value="17.57" calcext:value-type="float">
            <text:p>17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2" calcext:value-type="float">
            <text:p>148.2</text:p>
          </table:table-cell>
          <table:table-cell office:value-type="float" office:value="17.72" calcext:value-type="float">
            <text:p>17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08" calcext:value-type="float">
            <text:p>148.08</text:p>
          </table:table-cell>
          <table:table-cell office:value-type="float" office:value="17.87" calcext:value-type="float">
            <text:p>17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97" calcext:value-type="float">
            <text:p>147.97</text:p>
          </table:table-cell>
          <table:table-cell office:value-type="float" office:value="18.02" calcext:value-type="float">
            <text:p>18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85" calcext:value-type="float">
            <text:p>147.85</text:p>
          </table:table-cell>
          <table:table-cell office:value-type="float" office:value="18.17" calcext:value-type="float">
            <text:p>18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73" calcext:value-type="float">
            <text:p>147.73</text:p>
          </table:table-cell>
          <table:table-cell office:value-type="float" office:value="18.32" calcext:value-type="float">
            <text:p>18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61" calcext:value-type="float">
            <text:p>147.61</text:p>
          </table:table-cell>
          <table:table-cell office:value-type="float" office:value="18.46" calcext:value-type="float">
            <text:p>18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49" calcext:value-type="float">
            <text:p>147.49</text:p>
          </table:table-cell>
          <table:table-cell office:value-type="float" office:value="18.62" calcext:value-type="float">
            <text:p>18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37" calcext:value-type="float">
            <text:p>147.37</text:p>
          </table:table-cell>
          <table:table-cell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26" calcext:value-type="float">
            <text:p>147.26</text:p>
          </table:table-cell>
          <table:table-cell office:value-type="float" office:value="18.91" calcext:value-type="float">
            <text:p>18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14" calcext:value-type="float">
            <text:p>147.14</text:p>
          </table:table-cell>
          <table:table-cell office:value-type="float" office:value="19.06" calcext:value-type="float">
            <text:p>19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9.22" calcext:value-type="float">
            <text:p>19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87" calcext:value-type="float">
            <text:p>146.87</text:p>
          </table:table-cell>
          <table:table-cell office:value-type="float" office:value="19.38" calcext:value-type="float">
            <text:p>19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74" calcext:value-type="float">
            <text:p>146.74</text:p>
          </table:table-cell>
          <table:table-cell office:value-type="float" office:value="19.54" calcext:value-type="float">
            <text:p>19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6" calcext:value-type="float">
            <text:p>146.6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46" calcext:value-type="float">
            <text:p>146.46</text:p>
          </table:table-cell>
          <table:table-cell office:value-type="float" office:value="19.86" calcext:value-type="float">
            <text:p>19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33" calcext:value-type="float">
            <text:p>146.33</text:p>
          </table:table-cell>
          <table:table-cell office:value-type="float" office:value="20.02" calcext:value-type="float">
            <text:p>20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21" calcext:value-type="float">
            <text:p>146.21</text:p>
          </table:table-cell>
          <table:table-cell office:value-type="float" office:value="20.18" calcext:value-type="float">
            <text:p>20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07" calcext:value-type="float">
            <text:p>146.07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93" calcext:value-type="float">
            <text:p>145.93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8" calcext:value-type="float">
            <text:p>145.8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65" calcext:value-type="float">
            <text:p>145.65</text:p>
          </table:table-cell>
          <table:table-cell office:value-type="float" office:value="20.83" calcext:value-type="float">
            <text:p>20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5" calcext:value-type="float">
            <text:p>145.5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35" calcext:value-type="float">
            <text:p>145.35</text:p>
          </table:table-cell>
          <table:table-cell office:value-type="float" office:value="21.17" calcext:value-type="float">
            <text:p>21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2" calcext:value-type="float">
            <text:p>145.2</text:p>
          </table:table-cell>
          <table:table-cell office:value-type="float" office:value="21.35" calcext:value-type="float">
            <text:p>21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05" calcext:value-type="float">
            <text:p>145.05</text:p>
          </table:table-cell>
          <table:table-cell office:value-type="float" office:value="21.51" calcext:value-type="float">
            <text:p>21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89" calcext:value-type="float">
            <text:p>144.89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75" calcext:value-type="float">
            <text:p>144.75</text:p>
          </table:table-cell>
          <table:table-cell office:value-type="float" office:value="21.86" calcext:value-type="float">
            <text:p>21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6" calcext:value-type="float">
            <text:p>144.6</text:p>
          </table:table-cell>
          <table:table-cell office:value-type="float" office:value="22.03" calcext:value-type="float">
            <text:p>22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45" calcext:value-type="float">
            <text:p>144.45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3" calcext:value-type="float">
            <text:p>144.3</text:p>
          </table:table-cell>
          <table:table-cell office:value-type="float" office:value="22.37" calcext:value-type="float">
            <text:p>22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13" calcext:value-type="float">
            <text:p>144.13</text:p>
          </table:table-cell>
          <table:table-cell office:value-type="float" office:value="22.55" calcext:value-type="float">
            <text:p>22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96" calcext:value-type="float">
            <text:p>143.96</text:p>
          </table:table-cell>
          <table:table-cell office:value-type="float" office:value="22.74" calcext:value-type="float">
            <text:p>22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78" calcext:value-type="float">
            <text:p>143.78</text:p>
          </table:table-cell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61" calcext:value-type="float">
            <text:p>143.61</text:p>
          </table:table-cell>
          <table:table-cell office:value-type="float" office:value="23.11" calcext:value-type="float">
            <text:p>23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45" calcext:value-type="float">
            <text:p>143.45</text:p>
          </table:table-cell>
          <table:table-cell office:value-type="float" office:value="23.29" calcext:value-type="float">
            <text:p>23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28" calcext:value-type="float">
            <text:p>143.28</text:p>
          </table:table-cell>
          <table:table-cell office:value-type="float" office:value="23.47" calcext:value-type="float">
            <text:p>23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1" calcext:value-type="float">
            <text:p>143.1</text:p>
          </table:table-cell>
          <table:table-cell office:value-type="float" office:value="23.66" calcext:value-type="float">
            <text:p>23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93" calcext:value-type="float">
            <text:p>142.93</text:p>
          </table:table-cell>
          <table:table-cell office:value-type="float" office:value="23.85" calcext:value-type="float">
            <text:p>23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76" calcext:value-type="float">
            <text:p>142.76</text:p>
          </table:table-cell>
          <table:table-cell office:value-type="float" office:value="24.03" calcext:value-type="float">
            <text:p>24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6" calcext:value-type="float">
            <text:p>142.6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4" calcext:value-type="float">
            <text:p>142.4</text:p>
          </table:table-cell>
          <table:table-cell office:value-type="float" office:value="24.41" calcext:value-type="float">
            <text:p>24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21" calcext:value-type="float">
            <text:p>142.21</text:p>
          </table:table-cell>
          <table:table-cell office:value-type="float" office:value="24.61" calcext:value-type="float">
            <text:p>24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01" calcext:value-type="float">
            <text:p>142.01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82" calcext:value-type="float">
            <text:p>141.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3" calcext:value-type="float">
            <text:p>141.63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43" calcext:value-type="float">
            <text:p>141.43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23" calcext:value-type="float">
            <text:p>141.23</text:p>
          </table:table-cell>
          <table:table-cell office:value-type="float" office:value="25.59" calcext:value-type="float">
            <text:p>25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03" calcext:value-type="float">
            <text:p>141.03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84" calcext:value-type="float">
            <text:p>140.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65" calcext:value-type="float">
            <text:p>140.65</text:p>
          </table:table-cell>
          <table:table-cell office:value-type="float" office:value="26.19" calcext:value-type="float">
            <text:p>26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43" calcext:value-type="float">
            <text:p>140.43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2" calcext:value-type="float">
            <text:p>140.2</text:p>
          </table:table-cell>
          <table:table-cell office:value-type="float" office:value="26.61" calcext:value-type="float">
            <text:p>26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1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97" calcext:value-type="float">
            <text:p>139.97</text:p>
          </table:table-cell>
          <table:table-cell office:value-type="float" office:value="26.83" calcext:value-type="float">
            <text:p>26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75" calcext:value-type="float">
            <text:p>139.75</text:p>
          </table:table-cell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53" calcext:value-type="float">
            <text:p>139.53</text:p>
          </table:table-cell>
          <table:table-cell office:value-type="float" office:value="27.26" calcext:value-type="float">
            <text:p>27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3" calcext:value-type="float">
            <text:p>139.3</text:p>
          </table:table-cell>
          <table:table-cell office:value-type="float" office:value="27.47" calcext:value-type="float">
            <text:p>27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07" calcext:value-type="float">
            <text:p>139.07</text:p>
          </table:table-cell>
          <table:table-cell office:value-type="float" office:value="27.69" calcext:value-type="float">
            <text:p>27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85" calcext:value-type="float">
            <text:p>138.85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63" calcext:value-type="float">
            <text:p>138.63</text:p>
          </table:table-cell>
          <table:table-cell office:value-type="float" office:value="28.11" calcext:value-type="float">
            <text:p>28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39" calcext:value-type="float">
            <text:p>138.39</text:p>
          </table:table-cell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14" calcext:value-type="float">
            <text:p>138.14</text:p>
          </table:table-cell>
          <table:table-cell office:value-type="float" office:value="28.55" calcext:value-type="float">
            <text:p>28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88" calcext:value-type="float">
            <text:p>137.88</text:p>
          </table:table-cell>
          <table:table-cell office:value-type="float" office:value="28.78" calcext:value-type="float">
            <text:p>28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62" calcext:value-type="float">
            <text:p>137.62</text:p>
          </table:table-cell>
          <table:table-cell office:value-type="float" office:value="29.01" calcext:value-type="float">
            <text:p>29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36" calcext:value-type="float">
            <text:p>137.36</text:p>
          </table:table-cell>
          <table:table-cell office:value-type="float" office:value="29.23" calcext:value-type="float">
            <text:p>29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1" calcext:value-type="float">
            <text:p>137.1</text:p>
          </table:table-cell>
          <table:table-cell office:value-type="float" office:value="29.46" calcext:value-type="float">
            <text:p>29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84" calcext:value-type="float">
            <text:p>136.84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58" calcext:value-type="float">
            <text:p>136.58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32" calcext:value-type="float">
            <text:p>136.32</text:p>
          </table:table-cell>
          <table:table-cell office:value-type="float" office:value="30.15" calcext:value-type="float">
            <text:p>30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05" calcext:value-type="float">
            <text:p>136.05</text:p>
          </table:table-cell>
          <table:table-cell office:value-type="float" office:value="30.38" calcext:value-type="float">
            <text:p>30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8" calcext:value-type="float">
            <text:p>135.8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5" calcext:value-type="float">
            <text:p>135.5</text:p>
          </table:table-cell>
          <table:table-cell office:value-type="float" office:value="30.85" calcext:value-type="float">
            <text:p>30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18" calcext:value-type="float">
            <text:p>135.18</text:p>
          </table:table-cell>
          <table:table-cell office:value-type="float" office:value="31.09" calcext:value-type="float">
            <text:p>31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88" calcext:value-type="float">
            <text:p>134.88</text:p>
          </table:table-cell>
          <table:table-cell office:value-type="float" office:value="31.33" calcext:value-type="float">
            <text:p>31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58" calcext:value-type="float">
            <text:p>134.58</text:p>
          </table:table-cell>
          <table:table-cell office:value-type="float" office:value="31.57" calcext:value-type="float">
            <text:p>31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27" calcext:value-type="float">
            <text:p>134.27</text:p>
          </table:table-cell>
          <table:table-cell office:value-type="float" office:value="31.82" calcext:value-type="float">
            <text:p>31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97" calcext:value-type="float">
            <text:p>133.97</text:p>
          </table:table-cell>
          <table:table-cell office:value-type="float" office:value="32.06" calcext:value-type="float">
            <text:p>32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66" calcext:value-type="float">
            <text:p>133.66</text:p>
          </table:table-cell>
          <table:table-cell office:value-type="float" office:value="32.3" calcext:value-type="float">
            <text:p>32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36" calcext:value-type="float">
            <text:p>133.36</text:p>
          </table:table-cell>
          <table:table-cell office:value-type="float" office:value="32.54" calcext:value-type="float">
            <text:p>32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05" calcext:value-type="float">
            <text:p>133.05</text:p>
          </table:table-cell>
          <table:table-cell office:value-type="float" office:value="32.79" calcext:value-type="float">
            <text:p>32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74" calcext:value-type="float">
            <text:p>132.74</text:p>
          </table:table-cell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38" calcext:value-type="float">
            <text:p>132.38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03" calcext:value-type="float">
            <text:p>132.03</text:p>
          </table:table-cell>
          <table:table-cell office:value-type="float" office:value="33.55" calcext:value-type="float">
            <text:p>33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67" calcext:value-type="float">
            <text:p>131.67</text:p>
          </table:table-cell>
          <table:table-cell office:value-type="float" office:value="33.81" calcext:value-type="float">
            <text:p>33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1" calcext:value-type="float">
            <text:p>131.31</text:p>
          </table:table-cell>
          <table:table-cell office:value-type="float" office:value="34.06" calcext:value-type="float">
            <text:p>34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95" calcext:value-type="float">
            <text:p>130.95</text:p>
          </table:table-cell>
          <table:table-cell office:value-type="float" office:value="34.32" calcext:value-type="float">
            <text:p>34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59" calcext:value-type="float">
            <text:p>130.59</text:p>
          </table:table-cell>
          <table:table-cell office:value-type="float" office:value="34.58" calcext:value-type="float">
            <text:p>34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24" calcext:value-type="float">
            <text:p>130.24</text:p>
          </table:table-cell>
          <table:table-cell office:value-type="float" office:value="34.83" calcext:value-type="float">
            <text:p>34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88" calcext:value-type="float">
            <text:p>129.88</text:p>
          </table:table-cell>
          <table:table-cell office:value-type="float" office:value="35.09" calcext:value-type="float">
            <text:p>35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53" calcext:value-type="float">
            <text:p>129.53</text:p>
          </table:table-cell>
          <table:table-cell office:value-type="float" office:value="35.34" calcext:value-type="float">
            <text:p>35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17" calcext:value-type="float">
            <text:p>129.17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7" calcext:value-type="float">
            <text:p>128.7</text:p>
          </table:table-cell>
          <table:table-cell office:value-type="float" office:value="35.89" calcext:value-type="float">
            <text:p>35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28" calcext:value-type="float">
            <text:p>128.28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85" calcext:value-type="float">
            <text:p>127.85</text:p>
          </table:table-cell>
          <table:table-cell office:value-type="float" office:value="36.43" calcext:value-type="float">
            <text:p>36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46" calcext:value-type="float">
            <text:p>127.46</text:p>
          </table:table-cell>
          <table:table-cell office:value-type="float" office:value="36.67" calcext:value-type="float">
            <text:p>36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05" calcext:value-type="float">
            <text:p>127.05</text:p>
          </table:table-cell>
          <table:table-cell office:value-type="float" office:value="36.94" calcext:value-type="float">
            <text:p>36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62" calcext:value-type="float">
            <text:p>126.62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16" calcext:value-type="float">
            <text:p>126.16</text:p>
          </table:table-cell>
          <table:table-cell office:value-type="float" office:value="37.49" calcext:value-type="float">
            <text:p>37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73" calcext:value-type="float">
            <text:p>125.73</text:p>
          </table:table-cell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3" calcext:value-type="float">
            <text:p>125.3</text:p>
          </table:table-cell>
          <table:table-cell office:value-type="float" office:value="38.03" calcext:value-type="float">
            <text:p>38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92" calcext:value-type="float">
            <text:p>124.92</text:p>
          </table:table-cell>
          <table:table-cell office:value-type="float" office:value="38.27" calcext:value-type="float">
            <text:p>38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1" calcext:value-type="float">
            <text:p>124.41</text:p>
          </table:table-cell>
          <table:table-cell office:value-type="float" office:value="38.54" calcext:value-type="float">
            <text:p>38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91" calcext:value-type="float">
            <text:p>123.91</text:p>
          </table:table-cell>
          <table:table-cell office:value-type="float" office:value="38.82" calcext:value-type="float">
            <text:p>38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4" calcext:value-type="float">
            <text:p>123.4</text:p>
          </table:table-cell>
          <table:table-cell office:value-type="float" office:value="39.08" calcext:value-type="float">
            <text:p>39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5" calcext:value-type="float">
            <text:p>122.85</text:p>
          </table:table-cell>
          <table:table-cell office:value-type="float" office:value="39.38" calcext:value-type="float">
            <text:p>39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34" calcext:value-type="float">
            <text:p>122.34</text:p>
          </table:table-cell>
          <table:table-cell office:value-type="float" office:value="39.65" calcext:value-type="float">
            <text:p>39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89" calcext:value-type="float">
            <text:p>121.89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38" calcext:value-type="float">
            <text:p>121.38</text:p>
          </table:table-cell>
          <table:table-cell office:value-type="float" office:value="40.17" calcext:value-type="float">
            <text:p>40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8" calcext:value-type="float">
            <text:p>120.88</text:p>
          </table:table-cell>
          <table:table-cell office:value-type="float" office:value="40.44" calcext:value-type="float">
            <text:p>40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37" calcext:value-type="float">
            <text:p>120.37</text:p>
          </table:table-cell>
          <table:table-cell office:value-type="float" office:value="40.71" calcext:value-type="float">
            <text:p>40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86" calcext:value-type="float">
            <text:p>119.86</text:p>
          </table:table-cell>
          <table:table-cell office:value-type="float" office:value="40.98" calcext:value-type="float">
            <text:p>40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41.27" calcext:value-type="float">
            <text:p>41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61" calcext:value-type="float">
            <text:p>118.61</text:p>
          </table:table-cell>
          <table:table-cell office:value-type="float" office:value="41.53" calcext:value-type="float">
            <text:p>41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08" calcext:value-type="float">
            <text:p>118.08</text:p>
          </table:table-cell>
          <table:table-cell office:value-type="float" office:value="41.77" calcext:value-type="float">
            <text:p>41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46" calcext:value-type="float">
            <text:p>117.46</text:p>
          </table:table-cell>
          <table:table-cell office:value-type="float" office:value="42.04" calcext:value-type="float">
            <text:p>42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86" calcext:value-type="float">
            <text:p>116.86</text:p>
          </table:table-cell>
          <table:table-cell office:value-type="float" office:value="42.31" calcext:value-type="float">
            <text:p>42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25" calcext:value-type="float">
            <text:p>116.25</text:p>
          </table:table-cell>
          <table:table-cell office:value-type="float" office:value="42.58" calcext:value-type="float">
            <text:p>42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66" calcext:value-type="float">
            <text:p>115.66</text:p>
          </table:table-cell>
          <table:table-cell office:value-type="float" office:value="42.84" calcext:value-type="float">
            <text:p>42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3.12" calcext:value-type="float">
            <text:p>43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86" calcext:value-type="float">
            <text:p>113.86</text:p>
          </table:table-cell>
          <table:table-cell office:value-type="float" office:value="43.63" calcext:value-type="float">
            <text:p>43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15" calcext:value-type="float">
            <text:p>113.15</text:p>
          </table:table-cell>
          <table:table-cell office:value-type="float" office:value="43.87" calcext:value-type="float">
            <text:p>43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44" calcext:value-type="float">
            <text:p>112.44</text:p>
          </table:table-cell>
          <table:table-cell office:value-type="float" office:value="44.12" calcext:value-type="float">
            <text:p>44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73" calcext:value-type="float">
            <text:p>111.73</text:p>
          </table:table-cell>
          <table:table-cell office:value-type="float" office:value="44.36" calcext:value-type="float">
            <text:p>44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02" calcext:value-type="float">
            <text:p>111.02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24" calcext:value-type="float">
            <text:p>110.24</text:p>
          </table:table-cell>
          <table:table-cell office:value-type="float" office:value="44.87" calcext:value-type="float">
            <text:p>44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61" calcext:value-type="float">
            <text:p>109.61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  <table:table-cell office:value-type="float" office:value="45.33" calcext:value-type="float">
            <text:p>45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19" calcext:value-type="float">
            <text:p>108.19</text:p>
          </table:table-cell>
          <table:table-cell office:value-type="float" office:value="45.58" calcext:value-type="float">
            <text:p>45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49" calcext:value-type="float">
            <text:p>107.49</text:p>
          </table:table-cell>
          <table:table-cell office:value-type="float" office:value="45.82" calcext:value-type="float">
            <text:p>45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78" calcext:value-type="float">
            <text:p>106.78</text:p>
          </table:table-cell>
          <table:table-cell office:value-type="float" office:value="46.06" calcext:value-type="float">
            <text:p>46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95" calcext:value-type="float">
            <text:p>105.95</text:p>
          </table:table-cell>
          <table:table-cell office:value-type="float" office:value="46.26" calcext:value-type="float">
            <text:p>46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06" calcext:value-type="float">
            <text:p>105.06</text:p>
          </table:table-cell>
          <table:table-cell office:value-type="float" office:value="46.49" calcext:value-type="float">
            <text:p>46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32" calcext:value-type="float">
            <text:p>104.32</text:p>
          </table:table-cell>
          <table:table-cell office:value-type="float" office:value="46.67" calcext:value-type="float">
            <text:p>46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49" calcext:value-type="float">
            <text:p>103.49</text:p>
          </table:table-cell>
          <table:table-cell office:value-type="float" office:value="46.87" calcext:value-type="float">
            <text:p>46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67" calcext:value-type="float">
            <text:p>102.67</text:p>
          </table:table-cell>
          <table:table-cell office:value-type="float" office:value="47.08" calcext:value-type="float">
            <text:p>47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86" calcext:value-type="float">
            <text:p>101.86</text:p>
          </table:table-cell>
          <table:table-cell office:value-type="float" office:value="47.28" calcext:value-type="float">
            <text:p>47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04" calcext:value-type="float">
            <text:p>101.04</text:p>
          </table:table-cell>
          <table:table-cell office:value-type="float" office:value="47.48" calcext:value-type="float">
            <text:p>47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21" calcext:value-type="float">
            <text:p>100.21</text:p>
          </table:table-cell>
          <table:table-cell office:value-type="float" office:value="47.68" calcext:value-type="float">
            <text:p>47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47.89" calcext:value-type="float">
            <text:p>47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9" calcext:value-type="float">
            <text:p>98.59</text:p>
          </table:table-cell>
          <table:table-cell office:value-type="float" office:value="48.09" calcext:value-type="float">
            <text:p>48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5" calcext:value-type="float">
            <text:p>97.65</text:p>
          </table:table-cell>
          <table:table-cell office:value-type="float" office:value="48.23" calcext:value-type="float">
            <text:p>48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2" calcext:value-type="float">
            <text:p>96.72</text:p>
          </table:table-cell>
          <table:table-cell office:value-type="float" office:value="48.37" calcext:value-type="float">
            <text:p>48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82" calcext:value-type="float">
            <text:p>95.82</text:p>
          </table:table-cell>
          <table:table-cell office:value-type="float" office:value="48.51" calcext:value-type="float">
            <text:p>48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48.66" calcext:value-type="float">
            <text:p>48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98" calcext:value-type="float">
            <text:p>93.98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07" calcext:value-type="float">
            <text:p>93.07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4" calcext:value-type="float">
            <text:p>92.14</text:p>
          </table:table-cell>
          <table:table-cell office:value-type="float" office:value="49.08" calcext:value-type="float">
            <text:p>49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2" calcext:value-type="float">
            <text:p>91.22</text:p>
          </table:table-cell>
          <table:table-cell office:value-type="float" office:value="49.22" calcext:value-type="float">
            <text:p>49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31" calcext:value-type="float">
            <text:p>90.31</text:p>
          </table:table-cell>
          <table:table-cell office:value-type="float" office:value="49.36" calcext:value-type="float">
            <text:p>49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38" calcext:value-type="float">
            <text:p>89.38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39" calcext:value-type="float">
            <text:p>88.39</text:p>
          </table:table-cell>
          <table:table-cell office:value-type="float" office:value="49.56" calcext:value-type="float">
            <text:p>49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32" calcext:value-type="float">
            <text:p>87.32</text:p>
          </table:table-cell>
          <table:table-cell office:value-type="float" office:value="49.63" calcext:value-type="float">
            <text:p>49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4" calcext:value-type="float">
            <text:p>86.44</text:p>
          </table:table-cell>
          <table:table-cell office:value-type="float" office:value="49.68" calcext:value-type="float">
            <text:p>49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45" calcext:value-type="float">
            <text:p>85.45</text:p>
          </table:table-cell>
          <table:table-cell office:value-type="float" office:value="49.74" calcext:value-type="float">
            <text:p>49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47" calcext:value-type="float">
            <text:p>84.47</text:p>
          </table:table-cell>
          <table:table-cell office:value-type="float" office:value="49.8" calcext:value-type="float">
            <text:p>4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48" calcext:value-type="float">
            <text:p>83.48</text:p>
          </table:table-cell>
          <table:table-cell office:value-type="float" office:value="49.86" calcext:value-type="float">
            <text:p>49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49.92" calcext:value-type="float">
            <text:p>49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2" calcext:value-type="float">
            <text:p>81.52</text:p>
          </table:table-cell>
          <table:table-cell office:value-type="float" office:value="49.98" calcext:value-type="float">
            <text:p>49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4" calcext:value-type="float">
            <text:p>80.54</text:p>
          </table:table-cell>
          <table:table-cell office:value-type="float" office:value="50.04" calcext:value-type="float">
            <text:p>50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6" calcext:value-type="float">
            <text:p>79.56</text:p>
          </table:table-cell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6" calcext:value-type="float">
            <text:p>78.56</text:p>
          </table:table-cell>
          <table:table-cell office:value-type="float" office:value="50.11" calcext:value-type="float">
            <text:p>50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7" calcext:value-type="float">
            <text:p>77.57</text:p>
          </table:table-cell>
          <table:table-cell office:value-type="float" office:value="50.08" calcext:value-type="float">
            <text:p>50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7" calcext:value-type="float">
            <text:p>76.57</text:p>
          </table:table-cell>
          <table:table-cell office:value-type="float" office:value="50.02" calcext:value-type="float">
            <text:p>50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7" calcext:value-type="float">
            <text:p>75.57</text:p>
          </table:table-cell>
          <table:table-cell office:value-type="float" office:value="49.99" calcext:value-type="float">
            <text:p>49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8" calcext:value-type="float">
            <text:p>74.58</text:p>
          </table:table-cell>
          <table:table-cell office:value-type="float" office:value="49.96" calcext:value-type="float">
            <text:p>49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9" calcext:value-type="float">
            <text:p>73.59</text:p>
          </table:table-cell>
          <table:table-cell office:value-type="float" office:value="49.93" calcext:value-type="float">
            <text:p>49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9" calcext:value-type="float">
            <text:p>72.59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1" calcext:value-type="float">
            <text:p>71.61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1" calcext:value-type="float">
            <text:p>70.61</text:p>
          </table:table-cell>
          <table:table-cell office:value-type="float" office:value="49.85" calcext:value-type="float">
            <text:p>49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6" calcext:value-type="float">
            <text:p>69.6</text:p>
          </table:table-cell>
          <table:table-cell office:value-type="float" office:value="49.82" calcext:value-type="float">
            <text:p>49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66" calcext:value-type="float">
            <text:p>68.66</text:p>
          </table:table-cell>
          <table:table-cell office:value-type="float" office:value="49.71" calcext:value-type="float">
            <text:p>49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" calcext:value-type="float">
            <text:p>67.7</text:p>
          </table:table-cell>
          <table:table-cell office:value-type="float" office:value="49.59" calcext:value-type="float">
            <text:p>49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76" calcext:value-type="float">
            <text:p>66.76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3" calcext:value-type="float">
            <text:p>65.83</text:p>
          </table:table-cell>
          <table:table-cell office:value-type="float" office:value="49.37" calcext:value-type="float">
            <text:p>49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6" calcext:value-type="float">
            <text:p>65.16</text:p>
          </table:table-cell>
          <table:table-cell office:value-type="float" office:value="49.24" calcext:value-type="float">
            <text:p>4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04" calcext:value-type="float">
            <text:p>64.04</text:p>
          </table:table-cell>
          <table:table-cell office:value-type="float" office:value="49.14" calcext:value-type="float">
            <text:p>4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14" calcext:value-type="float">
            <text:p>63.14</text:p>
          </table:table-cell>
          <table:table-cell office:value-type="float" office:value="49.07" calcext:value-type="float">
            <text:p>4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6" calcext:value-type="float">
            <text:p>62.26</text:p>
          </table:table-cell>
          <table:table-cell office:value-type="float" office:value="48.98" calcext:value-type="float">
            <text:p>4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6" calcext:value-type="float">
            <text:p>61.36</text:p>
          </table:table-cell>
          <table:table-cell office:value-type="float" office:value="48.87" calcext:value-type="float">
            <text:p>4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48" calcext:value-type="float">
            <text:p>60.48</text:p>
          </table:table-cell>
          <table:table-cell office:value-type="float" office:value="48.75" calcext:value-type="float">
            <text:p>4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9" calcext:value-type="float">
            <text:p>59.59</text:p>
          </table:table-cell>
          <table:table-cell office:value-type="float" office:value="48.61" calcext:value-type="float">
            <text:p>4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67" calcext:value-type="float">
            <text:p>58.67</text:p>
          </table:table-cell>
          <table:table-cell office:value-type="float" office:value="48.47" calcext:value-type="float">
            <text:p>4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6" calcext:value-type="float">
            <text:p>57.76</text:p>
          </table:table-cell>
          <table:table-cell office:value-type="float" office:value="48.32" calcext:value-type="float">
            <text:p>48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89" calcext:value-type="float">
            <text:p>56.89</text:p>
          </table:table-cell>
          <table:table-cell office:value-type="float" office:value="48.17" calcext:value-type="float">
            <text:p>4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1" calcext:value-type="float">
            <text:p>56.0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16" calcext:value-type="float">
            <text:p>55.16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3" calcext:value-type="float">
            <text:p>54.33</text:p>
          </table:table-cell>
          <table:table-cell office:value-type="float" office:value="47.65" calcext:value-type="float">
            <text:p>4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9" calcext:value-type="float">
            <text:p>53.49</text:p>
          </table:table-cell>
          <table:table-cell office:value-type="float" office:value="47.45" calcext:value-type="float">
            <text:p>47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8" calcext:value-type="float">
            <text:p>52.68</text:p>
          </table:table-cell>
          <table:table-cell office:value-type="float" office:value="47.25" calcext:value-type="float">
            <text:p>4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5" calcext:value-type="float">
            <text:p>51.85</text:p>
          </table:table-cell>
          <table:table-cell office:value-type="float" office:value="47.04" calcext:value-type="float">
            <text:p>4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4" calcext:value-type="float">
            <text:p>51.04</text:p>
          </table:table-cell>
          <table:table-cell office:value-type="float" office:value="46.83" calcext:value-type="float">
            <text:p>4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5" calcext:value-type="float">
            <text:p>50.25</text:p>
          </table:table-cell>
          <table:table-cell office:value-type="float" office:value="46.61" calcext:value-type="float">
            <text:p>46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6" calcext:value-type="float">
            <text:p>49.46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46.17" calcext:value-type="float">
            <text:p>46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5" calcext:value-type="float">
            <text:p>47.95</text:p>
          </table:table-cell>
          <table:table-cell office:value-type="float" office:value="45.95" calcext:value-type="float">
            <text:p>4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45.73" calcext:value-type="float">
            <text:p>4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6" calcext:value-type="float">
            <text:p>46.46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4" calcext:value-type="float">
            <text:p>45.74</text:p>
          </table:table-cell>
          <table:table-cell office:value-type="float" office:value="45.27" calcext:value-type="float">
            <text:p>4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.03" calcext:value-type="float">
            <text:p>45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3" calcext:value-type="float">
            <text:p>44.33</text:p>
          </table:table-cell>
          <table:table-cell office:value-type="float" office:value="44.79" calcext:value-type="float">
            <text:p>44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3" calcext:value-type="float">
            <text:p>43.63</text:p>
          </table:table-cell>
          <table:table-cell office:value-type="float" office:value="44.54" calcext:value-type="float">
            <text:p>44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" calcext:value-type="float">
            <text:p>42.95</text:p>
          </table:table-cell>
          <table:table-cell office:value-type="float" office:value="44.29" calcext:value-type="float">
            <text:p>4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44.02" calcext:value-type="float">
            <text:p>4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" calcext:value-type="float">
            <text:p>41.63</text:p>
          </table:table-cell>
          <table:table-cell office:value-type="float" office:value="43.76" calcext:value-type="float">
            <text:p>4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8" calcext:value-type="float">
            <text:p>40.98</text:p>
          </table:table-cell>
          <table:table-cell office:value-type="float" office:value="43.48" calcext:value-type="float">
            <text:p>4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5" calcext:value-type="float">
            <text:p>40.35</text:p>
          </table:table-cell>
          <table:table-cell office:value-type="float" office:value="43.19" calcext:value-type="float">
            <text:p>4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2" calcext:value-type="float">
            <text:p>39.72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1" calcext:value-type="float">
            <text:p>39.11</text:p>
          </table:table-cell>
          <table:table-cell office:value-type="float" office:value="42.61" calcext:value-type="float">
            <text:p>4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9" calcext:value-type="float">
            <text:p>38.49</text:p>
          </table:table-cell>
          <table:table-cell office:value-type="float" office:value="42.3" calcext:value-type="float">
            <text:p>4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1" calcext:value-type="float">
            <text:p>37.91</text:p>
          </table:table-cell>
          <table:table-cell office:value-type="float" office:value="41.98" calcext:value-type="float">
            <text:p>4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3" calcext:value-type="float">
            <text:p>37.33</text:p>
          </table:table-cell>
          <table:table-cell office:value-type="float" office:value="41.68" calcext:value-type="float">
            <text:p>41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6" calcext:value-type="float">
            <text:p>36.76</text:p>
          </table:table-cell>
          <table:table-cell office:value-type="float" office:value="41.4" calcext:value-type="float">
            <text:p>4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2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" calcext:value-type="float">
            <text:p>36.2</text:p>
          </table:table-cell>
          <table:table-cell office:value-type="float" office:value="41.13" calcext:value-type="float">
            <text:p>4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6" calcext:value-type="float">
            <text:p>35.66</text:p>
          </table:table-cell>
          <table:table-cell office:value-type="float" office:value="40.88" calcext:value-type="float">
            <text:p>4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1" calcext:value-type="float">
            <text:p>35.11</text:p>
          </table:table-cell>
          <table:table-cell office:value-type="float" office:value="40.64" calcext:value-type="float">
            <text:p>4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40.38" calcext:value-type="float">
            <text:p>4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5" calcext:value-type="float">
            <text:p>33.95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9" calcext:value-type="float">
            <text:p>33.49</text:p>
          </table:table-cell>
          <table:table-cell office:value-type="float" office:value="39.86" calcext:value-type="float">
            <text:p>3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39.6" calcext:value-type="float">
            <text:p>3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6" calcext:value-type="float">
            <text:p>32.46</text:p>
          </table:table-cell>
          <table:table-cell office:value-type="float" office:value="39.33" calcext:value-type="float">
            <text:p>3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7" calcext:value-type="float">
            <text:p>31.97</text:p>
          </table:table-cell>
          <table:table-cell office:value-type="float" office:value="39.07" calcext:value-type="float">
            <text:p>3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office:value-type="float" office:value="38.79" calcext:value-type="float">
            <text:p>38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9" calcext:value-type="float">
            <text:p>30.59</text:p>
          </table:table-cell>
          <table:table-cell office:value-type="float" office:value="38.23" calcext:value-type="float">
            <text:p>38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2" calcext:value-type="float">
            <text:p>30.12</text:p>
          </table:table-cell>
          <table:table-cell office:value-type="float" office:value="37.93" calcext:value-type="float">
            <text:p>37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37.65" calcext:value-type="float">
            <text:p>3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4" calcext:value-type="float">
            <text:p>29.24</text:p>
          </table:table-cell>
          <table:table-cell office:value-type="float" office:value="37.37" calcext:value-type="float">
            <text:p>37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1" calcext:value-type="float">
            <text:p>28.81</text:p>
          </table:table-cell>
          <table:table-cell office:value-type="float" office:value="37.1" calcext:value-type="float">
            <text:p>3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7" calcext:value-type="float">
            <text:p>28.37</text:p>
          </table:table-cell>
          <table:table-cell office:value-type="float" office:value="36.83" calcext:value-type="float">
            <text:p>3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4" calcext:value-type="float">
            <text:p>27.94</text:p>
          </table:table-cell>
          <table:table-cell office:value-type="float" office:value="36.57" calcext:value-type="float">
            <text:p>3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2" calcext:value-type="float">
            <text:p>27.52</text:p>
          </table:table-cell>
          <table:table-cell office:value-type="float" office:value="36.31" calcext:value-type="float">
            <text:p>3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1" calcext:value-type="float">
            <text:p>27.11</text:p>
          </table:table-cell>
          <table:table-cell office:value-type="float" office:value="36.06" calcext:value-type="float">
            <text:p>36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1" calcext:value-type="float">
            <text:p>26.71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2" calcext:value-type="float">
            <text:p>26.32</text:p>
          </table:table-cell>
          <table:table-cell office:value-type="float" office:value="35.54" calcext:value-type="float">
            <text:p>35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4" calcext:value-type="float">
            <text:p>25.94</text:p>
          </table:table-cell>
          <table:table-cell office:value-type="float" office:value="35.28" calcext:value-type="float">
            <text:p>35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7" calcext:value-type="float">
            <text:p>25.57</text:p>
          </table:table-cell>
          <table:table-cell office:value-type="float" office:value="35.02" calcext:value-type="float">
            <text:p>35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9" calcext:value-type="float">
            <text:p>25.19</text:p>
          </table:table-cell>
          <table:table-cell office:value-type="float" office:value="34.77" calcext:value-type="float">
            <text:p>34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3" calcext:value-type="float">
            <text:p>24.83</text:p>
          </table:table-cell>
          <table:table-cell office:value-type="float" office:value="34.52" calcext:value-type="float">
            <text:p>3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office:value-type="float" office:value="34.27" calcext:value-type="float">
            <text:p>3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13" calcext:value-type="float">
            <text:p>24.13</text:p>
          </table:table-cell>
          <table:table-cell office:value-type="float" office:value="34.02" calcext:value-type="float">
            <text:p>3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8" calcext:value-type="float">
            <text:p>23.78</text:p>
          </table:table-cell>
          <table:table-cell office:value-type="float" office:value="33.76" calcext:value-type="float">
            <text:p>3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4" calcext:value-type="float">
            <text:p>23.44</text:p>
          </table:table-cell>
          <table:table-cell office:value-type="float" office:value="33.49" calcext:value-type="float">
            <text:p>3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9" calcext:value-type="float">
            <text:p>23.09</text:p>
          </table:table-cell>
          <table:table-cell office:value-type="float" office:value="33.22" calcext:value-type="float">
            <text:p>3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6" calcext:value-type="float">
            <text:p>22.76</text:p>
          </table:table-cell>
          <table:table-cell office:value-type="float" office:value="32.96" calcext:value-type="float">
            <text:p>3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4" calcext:value-type="float">
            <text:p>22.44</text:p>
          </table:table-cell>
          <table:table-cell office:value-type="float" office:value="32.71" calcext:value-type="float">
            <text:p>3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" calcext:value-type="float">
            <text:p>22.12</text:p>
          </table:table-cell>
          <table:table-cell office:value-type="float" office:value="32.46" calcext:value-type="float">
            <text:p>32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1" calcext:value-type="float">
            <text:p>21.81</text:p>
          </table:table-cell>
          <table:table-cell office:value-type="float" office:value="32.21" calcext:value-type="float">
            <text:p>3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31.98" calcext:value-type="float">
            <text:p>3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float" office:value="31.74" calcext:value-type="float">
            <text:p>3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31.51" calcext:value-type="float">
            <text:p>3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9" calcext:value-type="float">
            <text:p>20.59</text:p>
          </table:table-cell>
          <table:table-cell office:value-type="float" office:value="31.27" calcext:value-type="float">
            <text:p>3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1" calcext:value-type="float">
            <text:p>20.31</text:p>
          </table:table-cell>
          <table:table-cell office:value-type="float" office:value="31.05" calcext:value-type="float">
            <text:p>3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.81" calcext:value-type="float">
            <text:p>3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1" calcext:value-type="float">
            <text:p>19.71</text:p>
          </table:table-cell>
          <table:table-cell office:value-type="float" office:value="30.58" calcext:value-type="float">
            <text:p>3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3" calcext:value-type="float">
            <text:p>19.43</text:p>
          </table:table-cell>
          <table:table-cell office:value-type="float" office:value="30.33" calcext:value-type="float">
            <text:p>3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6" calcext:value-type="float">
            <text:p>19.16</text:p>
          </table:table-cell>
          <table:table-cell office:value-type="float" office:value="30.09" calcext:value-type="float">
            <text:p>3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" calcext:value-type="float">
            <text:p>18.9</text:p>
          </table:table-cell>
          <table:table-cell office:value-type="float" office:value="29.84" calcext:value-type="float">
            <text:p>29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5" calcext:value-type="float">
            <text:p>18.65</text:p>
          </table:table-cell>
          <table:table-cell office:value-type="float" office:value="29.59" calcext:value-type="float">
            <text:p>2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1" calcext:value-type="float">
            <text:p>18.41</text:p>
          </table:table-cell>
          <table:table-cell office:value-type="float" office:value="29.36" calcext:value-type="float">
            <text:p>29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5" calcext:value-type="float">
            <text:p>18.15</text:p>
          </table:table-cell>
          <table:table-cell office:value-type="float" office:value="29.13" calcext:value-type="float">
            <text:p>2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9" calcext:value-type="float">
            <text:p>17.89</text:p>
          </table:table-cell>
          <table:table-cell office:value-type="float" office:value="28.9" calcext:value-type="float">
            <text:p>2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2" calcext:value-type="float">
            <text:p>17.62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8" calcext:value-type="float">
            <text:p>17.38</text:p>
          </table:table-cell>
          <table:table-cell office:value-type="float" office:value="28.48" calcext:value-type="float">
            <text:p>2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3" calcext:value-type="float">
            <text:p>17.13</text:p>
          </table:table-cell>
          <table:table-cell office:value-type="float" office:value="28.27" calcext:value-type="float">
            <text:p>2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9" calcext:value-type="float">
            <text:p>16.89</text:p>
          </table:table-cell>
          <table:table-cell office:value-type="float" office:value="28.06" calcext:value-type="float">
            <text:p>28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27.86" calcext:value-type="float">
            <text:p>27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5" calcext:value-type="float">
            <text:p>16.45</text:p>
          </table:table-cell>
          <table:table-cell office:value-type="float" office:value="27.64" calcext:value-type="float">
            <text:p>27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1" calcext:value-type="float">
            <text:p>16.21</text:p>
          </table:table-cell>
          <table:table-cell office:value-type="float" office:value="27.43" calcext:value-type="float">
            <text:p>2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9" calcext:value-type="float">
            <text:p>15.99</text:p>
          </table:table-cell>
          <table:table-cell office:value-type="float" office:value="27.21" calcext:value-type="float">
            <text:p>2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7" calcext:value-type="float">
            <text:p>15.77</text:p>
          </table:table-cell>
          <table:table-cell office:value-type="float" office:value="26.98" calcext:value-type="float">
            <text:p>2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4" calcext:value-type="float">
            <text:p>15.54</text:p>
          </table:table-cell>
          <table:table-cell office:value-type="float" office:value="26.75" calcext:value-type="float">
            <text:p>26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3" calcext:value-type="float">
            <text:p>15.33</text:p>
          </table:table-cell>
          <table:table-cell office:value-type="float" office:value="26.54" calcext:value-type="float">
            <text:p>26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1" calcext:value-type="float">
            <text:p>15.11</text:p>
          </table:table-cell>
          <table:table-cell office:value-type="float" office:value="26.33" calcext:value-type="float">
            <text:p>2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8" calcext:value-type="float">
            <text:p>14.88</text:p>
          </table:table-cell>
          <table:table-cell office:value-type="float" office:value="26.12" calcext:value-type="float">
            <text:p>26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8" calcext:value-type="float">
            <text:p>14.68</text:p>
          </table:table-cell>
          <table:table-cell office:value-type="float" office:value="25.93" calcext:value-type="float">
            <text:p>2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25.72" calcext:value-type="float">
            <text:p>2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7" calcext:value-type="float">
            <text:p>14.27</text:p>
          </table:table-cell>
          <table:table-cell office:value-type="float" office:value="25.53" calcext:value-type="float">
            <text:p>25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9" calcext:value-type="float">
            <text:p>14.09</text:p>
          </table:table-cell>
          <table:table-cell office:value-type="float" office:value="25.34" calcext:value-type="float">
            <text:p>2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25.14" calcext:value-type="float">
            <text:p>25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24.95" calcext:value-type="float">
            <text:p>24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3" calcext:value-type="float">
            <text:p>13.53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24.56" calcext:value-type="float">
            <text:p>2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4" calcext:value-type="float">
            <text:p>13.14</text:p>
          </table:table-cell>
          <table:table-cell office:value-type="float" office:value="24.37" calcext:value-type="float">
            <text:p>2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6" calcext:value-type="float">
            <text:p>12.96</text:p>
          </table:table-cell>
          <table:table-cell office:value-type="float" office:value="24.18" calcext:value-type="float">
            <text:p>2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8" calcext:value-type="float">
            <text:p>12.78</text:p>
          </table:table-cell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9" calcext:value-type="float">
            <text:p>12.59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1" calcext:value-type="float">
            <text:p>12.41</text:p>
          </table:table-cell>
          <table:table-cell office:value-type="float" office:value="23.6" calcext:value-type="float">
            <text:p>2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4" calcext:value-type="float">
            <text:p>12.24</text:p>
          </table:table-cell>
          <table:table-cell office:value-type="float" office:value="23.41" calcext:value-type="float">
            <text:p>23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6" calcext:value-type="float">
            <text:p>12.06</text:p>
          </table:table-cell>
          <table:table-cell office:value-type="float" office:value="23.24" calcext:value-type="float">
            <text:p>23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23.06" calcext:value-type="float">
            <text:p>2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office:value-type="float" office:value="22.89" calcext:value-type="float">
            <text:p>22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7" calcext:value-type="float">
            <text:p>11.57</text:p>
          </table:table-cell>
          <table:table-cell office:value-type="float" office:value="22.72" calcext:value-type="float">
            <text:p>22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  <table:table-cell office:value-type="float" office:value="22.55" calcext:value-type="float">
            <text:p>2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  <table:table-cell office:value-type="float" office:value="22.36" calcext:value-type="float">
            <text:p>22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9" calcext:value-type="float">
            <text:p>11.09</text:p>
          </table:table-cell>
          <table:table-cell office:value-type="float" office:value="22.18" calcext:value-type="float">
            <text:p>2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3" calcext:value-type="float">
            <text:p>10.93</text:p>
          </table:table-cell>
          <table:table-cell office:value-type="float" office:value="21.98" calcext:value-type="float">
            <text:p>2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9" calcext:value-type="float">
            <text:p>10.79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3" calcext:value-type="float">
            <text:p>10.63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" calcext:value-type="float">
            <text:p>10.49</text:p>
          </table:table-cell>
          <table:table-cell office:value-type="float" office:value="21.41" calcext:value-type="float">
            <text:p>2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3" calcext:value-type="float">
            <text:p>10.33</text:p>
          </table:table-cell>
          <table:table-cell office:value-type="float" office:value="21.23" calcext:value-type="float">
            <text:p>2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9" calcext:value-type="float">
            <text:p>10.19</text:p>
          </table:table-cell>
          <table:table-cell office:value-type="float" office:value="21.08" calcext:value-type="float">
            <text:p>2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4" calcext:value-type="float">
            <text:p>10.04</text:p>
          </table:table-cell>
          <table:table-cell office:value-type="float" office:value="20.92" calcext:value-type="float">
            <text:p>2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9" calcext:value-type="float">
            <text:p>9.89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  <table:table-cell office:value-type="float" office:value="20.62" calcext:value-type="float">
            <text:p>2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9" calcext:value-type="float">
            <text:p>9.59</text:p>
          </table:table-cell>
          <table:table-cell office:value-type="float" office:value="20.48" calcext:value-type="float">
            <text:p>2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20.32" calcext:value-type="float">
            <text:p>2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2" calcext:value-type="float">
            <text:p>9.32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" calcext:value-type="float">
            <text:p>9.18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5" calcext:value-type="float">
            <text:p>9.05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3" calcext:value-type="float">
            <text:p>8.93</text:p>
          </table:table-cell>
          <table:table-cell office:value-type="float" office:value="19.63" calcext:value-type="float">
            <text:p>1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19.46" calcext:value-type="float">
            <text:p>1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7" calcext:value-type="float">
            <text:p>8.67</text:p>
          </table:table-cell>
          <table:table-cell office:value-type="float" office:value="19.31" calcext:value-type="float">
            <text:p>19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" calcext:value-type="float">
            <text:p>8.43</text:p>
          </table:table-cell>
          <table:table-cell office:value-type="float" office:value="19.02" calcext:value-type="float">
            <text:p>1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9" calcext:value-type="float">
            <text:p>8.29</text:p>
          </table:table-cell>
          <table:table-cell office:value-type="float" office:value="18.89" calcext:value-type="float">
            <text:p>1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float" office:value="18.74" calcext:value-type="float">
            <text:p>18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4" calcext:value-type="float">
            <text:p>7.94</text:p>
          </table:table-cell>
          <table:table-cell office:value-type="float" office:value="18.45" calcext:value-type="float">
            <text:p>1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  <table:table-cell office:value-type="float" office:value="18.29" calcext:value-type="float">
            <text:p>1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" calcext:value-type="float">
            <text:p>7.71</text:p>
          </table:table-cell>
          <table:table-cell office:value-type="float" office:value="18.12" calcext:value-type="float">
            <text:p>1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9" calcext:value-type="float">
            <text:p>7.59</text:p>
          </table:table-cell>
          <table:table-cell office:value-type="float" office:value="17.95" calcext:value-type="float">
            <text:p>17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" calcext:value-type="float">
            <text:p>7.46</text:p>
          </table:table-cell>
          <table:table-cell office:value-type="float" office:value="17.79" calcext:value-type="float">
            <text:p>17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  <table:table-cell office:value-type="float" office:value="17.63" calcext:value-type="float">
            <text:p>1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17.49" calcext:value-type="float">
            <text:p>1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17.26" calcext:value-type="float">
            <text:p>1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9" calcext:value-type="float">
            <text:p>6.89</text:p>
          </table:table-cell>
          <table:table-cell office:value-type="float" office:value="17.13" calcext:value-type="float">
            <text:p>1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9" calcext:value-type="float">
            <text:p>6.79</text:p>
          </table:table-cell>
          <table:table-cell office:value-type="float" office:value="17.01" calcext:value-type="float">
            <text:p>1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office:value-type="float" office:value="16.87" calcext:value-type="float">
            <text:p>1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office:value-type="float" office:value="16.72" calcext:value-type="float">
            <text:p>16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float" office:value="16.56" calcext:value-type="float">
            <text:p>1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6" calcext:value-type="float">
            <text:p>6.36</text:p>
          </table:table-cell>
          <table:table-cell office:value-type="float" office:value="16.39" calcext:value-type="float">
            <text:p>1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7" calcext:value-type="float">
            <text:p>6.27</text:p>
          </table:table-cell>
          <table:table-cell office:value-type="float" office:value="16.22" calcext:value-type="float">
            <text:p>16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16.07" calcext:value-type="float">
            <text:p>16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7" calcext:value-type="float">
            <text:p>6.07</text:p>
          </table:table-cell>
          <table:table-cell office:value-type="float" office:value="15.95" calcext:value-type="float">
            <text:p>1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8" calcext:value-type="float">
            <text:p>5.98</text:p>
          </table:table-cell>
          <table:table-cell office:value-type="float" office:value="15.82" calcext:value-type="float">
            <text:p>15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7" calcext:value-type="float">
            <text:p>5.87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15.58" calcext:value-type="float">
            <text:p>15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  <table:table-cell office:value-type="float" office:value="15.45" calcext:value-type="float">
            <text:p>15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  <table:table-cell office:value-type="float" office:value="15.32" calcext:value-type="float">
            <text:p>1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" calcext:value-type="float">
            <text:p>5.49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1" calcext:value-type="float">
            <text:p>5.41</text:p>
          </table:table-cell>
          <table:table-cell office:value-type="float" office:value="15.04" calcext:value-type="float">
            <text:p>1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" calcext:value-type="float">
            <text:p>5.31</text:p>
          </table:table-cell>
          <table:table-cell office:value-type="float" office:value="14.92" calcext:value-type="float">
            <text:p>14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1" calcext:value-type="float">
            <text:p>5.21</text:p>
          </table:table-cell>
          <table:table-cell office:value-type="float" office:value="14.78" calcext:value-type="float">
            <text:p>14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office:value-type="float" office:value="14.66" calcext:value-type="float">
            <text:p>1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4" calcext:value-type="float">
            <text:p>5.04</text:p>
          </table:table-cell>
          <table:table-cell office:value-type="float" office:value="14.56" calcext:value-type="float">
            <text:p>1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office:value-type="float" office:value="14.45" calcext:value-type="float">
            <text:p>14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14.34" calcext:value-type="float">
            <text:p>14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" calcext:value-type="float">
            <text:p>4.78</text:p>
          </table:table-cell>
          <table:table-cell office:value-type="float" office:value="14.23" calcext:value-type="float">
            <text:p>14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4.09" calcext:value-type="float">
            <text:p>1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13.95" calcext:value-type="float">
            <text:p>1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13.81" calcext:value-type="float">
            <text:p>13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13.68" calcext:value-type="float">
            <text:p>1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" calcext:value-type="float">
            <text:p>4.37</text:p>
          </table:table-cell>
          <table:table-cell office:value-type="float" office:value="13.56" calcext:value-type="float">
            <text:p>13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office:value-type="float" office:value="13.44" calcext:value-type="float">
            <text:p>1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office:value-type="float" office:value="13.34" calcext:value-type="float">
            <text:p>13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13.23" calcext:value-type="float">
            <text:p>1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12.98" calcext:value-type="float">
            <text:p>1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12.86" calcext:value-type="float">
            <text:p>1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.74" calcext:value-type="float">
            <text:p>1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12.48" calcext:value-type="float">
            <text:p>1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2.36" calcext:value-type="float">
            <text:p>12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2.25" calcext:value-type="float">
            <text:p>1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12.16" calcext:value-type="float">
            <text:p>12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2.06" calcext:value-type="float">
            <text:p>1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11.86" calcext:value-type="float">
            <text:p>11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11.75" calcext:value-type="float">
            <text:p>1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11.62" calcext:value-type="float">
            <text:p>11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11.49" calcext:value-type="float">
            <text:p>11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3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11.39" calcext:value-type="float">
            <text:p>1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1.29" calcext:value-type="float">
            <text:p>1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11.21" calcext:value-type="float">
            <text:p>1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float" office:value="11.12" calcext:value-type="float">
            <text:p>1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11.02" calcext:value-type="float">
            <text:p>1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0.91" calcext:value-type="float">
            <text:p>1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10.79" calcext:value-type="float">
            <text:p>1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10.67" calcext:value-type="float">
            <text:p>1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10.45" calcext:value-type="float">
            <text:p>1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10.36" calcext:value-type="float">
            <text:p>1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10.27" calcext:value-type="float">
            <text:p>1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0.11" calcext:value-type="float">
            <text:p>1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.02" calcext:value-type="float">
            <text:p>1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9.93" calcext:value-type="float">
            <text:p>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9.82" calcext:value-type="float">
            <text:p>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9.69" calcext:value-type="float">
            <text:p>9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9.47" calcext:value-type="float">
            <text:p>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9.38" calcext:value-type="float">
            <text:p>9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8.98" calcext:value-type="float">
            <text:p>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8.87" calcext:value-type="float">
            <text:p>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8.63" calcext:value-type="float">
            <text:p>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8.55" calcext:value-type="float">
            <text:p>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8.47" calcext:value-type="float">
            <text:p>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8.36" calcext:value-type="float">
            <text:p>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8.27" calcext:value-type="float">
            <text:p>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8.05" calcext:value-type="float">
            <text:p>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7.96" calcext:value-type="float">
            <text:p>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7.88" calcext:value-type="float">
            <text:p>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7.81" calcext:value-type="float">
            <text:p>7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.73" calcext:value-type="float">
            <text:p>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7.65" calcext:value-type="float">
            <text:p>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7.57" calcext:value-type="float">
            <text:p>7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7.48" calcext:value-type="float">
            <text:p>7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7.39" calcext:value-type="float">
            <text:p>7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7.23" calcext:value-type="float">
            <text:p>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7.03" calcext:value-type="float">
            <text:p>7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.86" calcext:value-type="float">
            <text:p>6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6.67" calcext:value-type="float">
            <text:p>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99" calcext:value-type="float">
            <text:p>359.99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94" calcext:value-type="float">
            <text:p>359.94</text:p>
          </table:table-cell>
          <table:table-cell office:value-type="float" office:value="6.43" calcext:value-type="float">
            <text:p>6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91" calcext:value-type="float">
            <text:p>359.91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87" calcext:value-type="float">
            <text:p>359.87</text:p>
          </table:table-cell>
          <table:table-cell office:value-type="float" office:value="6.29" calcext:value-type="float">
            <text:p>6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83" calcext:value-type="float">
            <text:p>359.83</text:p>
          </table:table-cell>
          <table:table-cell office:value-type="float" office:value="6.21" calcext:value-type="float">
            <text:p>6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78" calcext:value-type="float">
            <text:p>359.78</text:p>
          </table:table-cell>
          <table:table-cell office:value-type="float" office:value="6.14" calcext:value-type="float">
            <text:p>6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73" calcext:value-type="float">
            <text:p>359.73</text:p>
          </table:table-cell>
          <table:table-cell office:value-type="float" office:value="6.04" calcext:value-type="float">
            <text:p>6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71" calcext:value-type="float">
            <text:p>359.71</text:p>
          </table:table-cell>
          <table:table-cell office:value-type="float" office:value="5.97" calcext:value-type="float">
            <text:p>5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66" calcext:value-type="float">
            <text:p>359.66</text:p>
          </table:table-cell>
          <table:table-cell office:value-type="float" office:value="5.89" calcext:value-type="float">
            <text:p>5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61" calcext:value-type="float">
            <text:p>359.61</text:p>
          </table:table-cell>
          <table:table-cell office:value-type="float" office:value="5.83" calcext:value-type="float">
            <text:p>5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57" calcext:value-type="float">
            <text:p>359.57</text:p>
          </table:table-cell>
          <table:table-cell office:value-type="float" office:value="5.76" calcext:value-type="float">
            <text:p>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54" calcext:value-type="float">
            <text:p>359.54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51" calcext:value-type="float">
            <text:p>359.51</text:p>
          </table:table-cell>
          <table:table-cell office:value-type="float" office:value="5.63" calcext:value-type="float">
            <text:p>5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46" calcext:value-type="float">
            <text:p>359.46</text:p>
          </table:table-cell>
          <table:table-cell office:value-type="float" office:value="5.55" calcext:value-type="float">
            <text:p>5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42" calcext:value-type="float">
            <text:p>359.42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38" calcext:value-type="float">
            <text:p>359.38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33" calcext:value-type="float">
            <text:p>359.33</text:p>
          </table:table-cell>
          <table:table-cell office:value-type="float" office:value="5.32" calcext:value-type="float">
            <text:p>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29" calcext:value-type="float">
            <text:p>359.29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24" calcext:value-type="float">
            <text:p>359.24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21" calcext:value-type="float">
            <text:p>359.2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16" calcext:value-type="float">
            <text:p>359.16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13" calcext:value-type="float">
            <text:p>359.13</text:p>
          </table:table-cell>
          <table:table-cell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09" calcext:value-type="float">
            <text:p>359.09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04" calcext:value-type="float">
            <text:p>359.04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01" calcext:value-type="float">
            <text:p>359.01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97" calcext:value-type="float">
            <text:p>358.97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94" calcext:value-type="float">
            <text:p>358.94</text:p>
          </table:table-cell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9" calcext:value-type="float">
            <text:p>358.9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87" calcext:value-type="float">
            <text:p>358.87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85" calcext:value-type="float">
            <text:p>358.85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84" calcext:value-type="float">
            <text:p>358.84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76" calcext:value-type="float">
            <text:p>358.76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71" calcext:value-type="float">
            <text:p>358.71</text:p>
          </table:table-cell>
          <table:table-cell office:value-type="float" office:value="3.94" calcext:value-type="float">
            <text:p>3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68" calcext:value-type="float">
            <text:p>358.68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65" calcext:value-type="float">
            <text:p>358.65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62" calcext:value-type="float">
            <text:p>358.62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59" calcext:value-type="float">
            <text:p>358.59</text:p>
          </table:table-cell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55" calcext:value-type="float">
            <text:p>358.55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51" calcext:value-type="float">
            <text:p>358.51</text:p>
          </table:table-cell>
          <table:table-cell office:value-type="float" office:value="3.51" calcext:value-type="float">
            <text:p>3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48" calcext:value-type="float">
            <text:p>358.48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45" calcext:value-type="float">
            <text:p>358.45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41" calcext:value-type="float">
            <text:p>358.4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38" calcext:value-type="float">
            <text:p>358.38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34" calcext:value-type="float">
            <text:p>358.34</text:p>
          </table:table-cell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31" calcext:value-type="float">
            <text:p>358.31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27" calcext:value-type="float">
            <text:p>358.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24" calcext:value-type="float">
            <text:p>358.24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21" calcext:value-type="float">
            <text:p>358.21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18" calcext:value-type="float">
            <text:p>358.18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15" calcext:value-type="float">
            <text:p>358.15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12" calcext:value-type="float">
            <text:p>358.12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08" calcext:value-type="float">
            <text:p>358.08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06" calcext:value-type="float">
            <text:p>358.06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02" calcext:value-type="float">
            <text:p>358.02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99" calcext:value-type="float">
            <text:p>357.99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96" calcext:value-type="float">
            <text:p>357.96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93" calcext:value-type="float">
            <text:p>357.93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9" calcext:value-type="float">
            <text:p>357.9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87" calcext:value-type="float">
            <text:p>357.8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83" calcext:value-type="float">
            <text:p>357.83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81" calcext:value-type="float">
            <text:p>357.81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78" calcext:value-type="float">
            <text:p>357.78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75" calcext:value-type="float">
            <text:p>357.75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72" calcext:value-type="float">
            <text:p>357.72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69" calcext:value-type="float">
            <text:p>357.69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66" calcext:value-type="float">
            <text:p>357.66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63" calcext:value-type="float">
            <text:p>357.63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61" calcext:value-type="float">
            <text:p>357.6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58" calcext:value-type="float">
            <text:p>357.58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55" calcext:value-type="float">
            <text:p>357.55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52" calcext:value-type="float">
            <text:p>357.5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49" calcext:value-type="float">
            <text:p>357.49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47" calcext:value-type="float">
            <text:p>357.47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43" calcext:value-type="float">
            <text:p>357.43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41" calcext:value-type="float">
            <text:p>357.41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38" calcext:value-type="float">
            <text:p>357.38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35" calcext:value-type="float">
            <text:p>357.35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33" calcext:value-type="float">
            <text:p>357.33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27" calcext:value-type="float">
            <text:p>357.27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25" calcext:value-type="float">
            <text:p>357.2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22" calcext:value-type="float">
            <text:p>357.22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2" calcext:value-type="float">
            <text:p>357.2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17" calcext:value-type="float">
            <text:p>357.17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14" calcext:value-type="float">
            <text:p>357.14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13" calcext:value-type="float">
            <text:p>357.13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13" calcext:value-type="float">
            <text:p>357.13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e4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12:18:25.727067375</dc:date>
    <meta:editing-duration>PT32S</meta:editing-duration>
    <meta:editing-cycles>1</meta:editing-cycles>
    <meta:generator>LibreOffice/5.1.6.2$Linux_X86_64 LibreOffice_project/10m0$Build-2</meta:generator>
    <meta:document-statistic meta:table-count="1" meta:cell-count="15412" meta:object-count="0"/>
  </office:meta>
</office:document-meta>
</file>